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42.75cm" fo:min-width="35.5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1.75cm" fo:min-width="23.5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1.85cm" fo:min-width="8.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35cm" fo:min-width="38.8cm"/>
      <style:paragraph-properties style:writing-mode="lr-tb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10.85cm" fo:min-width="3.5cm"/>
    </style:style>
    <style:style style:name="gr6" style:family="graphic" style:parent-style-name="standard">
      <style:graphic-properties draw:fill-color="#ffff38" draw:textarea-horizontal-align="justify" draw:textarea-vertical-align="middle" draw:auto-grow-height="false" fo:min-height="0.75cm" fo:min-width="1.5cm"/>
      <style:paragraph-properties style:writing-mode="lr-tb"/>
    </style:style>
    <style:style style:name="gr7" style:family="graphic" style:parent-style-name="standard">
      <style:graphic-properties draw:fill-color="#e8a202" draw:textarea-horizontal-align="justify" draw:textarea-vertical-align="middle" draw:auto-grow-height="false" fo:min-height="0.75cm" fo:min-width="1.5cm"/>
      <style:paragraph-properties style:writing-mode="lr-tb"/>
    </style:style>
    <style:style style:name="gr8" style:family="graphic" style:parent-style-name="standard">
      <style:graphic-properties draw:fill-color="#8e86ae" draw:textarea-horizontal-align="justify" draw:textarea-vertical-align="middle" draw:auto-grow-height="false" fo:min-height="0.75cm" fo:min-width="1.5cm"/>
      <style:paragraph-properties style:writing-mode="lr-tb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0.75cm" fo:min-width="1.5cm"/>
      <style:paragraph-properties style:writing-mode="lr-tb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10.75cm" fo:min-width="3.5cm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0.75cm" fo:min-width="1.5cm"/>
      <style:paragraph-properties style:writing-mode="lr-tb"/>
    </style:style>
    <style:style style:name="gr12" style:family="graphic" style:parent-style-name="standard">
      <style:graphic-properties draw:fill-color="#e8a202" draw:textarea-horizontal-align="justify" draw:textarea-vertical-align="middle" draw:auto-grow-height="false" fo:min-height="0.75cm" fo:min-width="6.5cm"/>
      <style:paragraph-properties style:writing-mode="lr-tb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1.75cm" fo:min-width="1.5cm"/>
      <style:paragraph-properties style:writing-mode="lr-tb"/>
    </style:style>
    <style:style style:name="gr14" style:family="graphic" style:parent-style-name="standard">
      <style:graphic-properties draw:fill-color="#8e86ae" draw:textarea-horizontal-align="justify" draw:textarea-vertical-align="middle" draw:auto-grow-height="false" fo:min-height="2.351cm" fo:min-width="1.5cm"/>
      <style:paragraph-properties style:writing-mode="lr-tb"/>
    </style:style>
    <style:style style:name="gr15" style:family="graphic" style:parent-style-name="standard">
      <style:graphic-properties draw:fill-color="#e8a202" draw:textarea-horizontal-align="justify" draw:textarea-vertical-align="middle" draw:auto-grow-height="false" fo:min-height="5.75cm" fo:min-width="1.5cm"/>
      <style:paragraph-properties style:writing-mode="lr-tb"/>
    </style:style>
    <style:style style:name="gr16" style:family="graphic" style:parent-style-name="standard">
      <style:graphic-properties draw:fill-color="#8e86ae" draw:textarea-horizontal-align="justify" draw:textarea-vertical-align="middle" draw:auto-grow-height="false" fo:min-height="2.351cm" fo:min-width="13.5cm"/>
      <style:paragraph-properties style:writing-mode="lr-tb"/>
    </style:style>
    <style:style style:name="gr17" style:family="graphic" style:parent-style-name="standard">
      <style:graphic-properties draw:fill-color="#e8a202" draw:textarea-horizontal-align="justify" draw:textarea-vertical-align="middle" draw:auto-grow-height="false" fo:min-height="5.75cm" fo:min-width="13.5cm"/>
      <style:paragraph-properties style:writing-mode="lr-tb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1.75cm" fo:min-width="13.5cm"/>
      <style:paragraph-properties style:writing-mode="lr-tb"/>
    </style:style>
    <style:style style:name="gr19" style:family="graphic" style:parent-style-name="standard">
      <style:graphic-properties draw:fill-color="#ff0000" draw:textarea-horizontal-align="justify" draw:textarea-vertical-align="middle" draw:auto-grow-height="false" fo:min-height="0.75cm" fo:min-width="1.5cm"/>
      <style:paragraph-properties style:writing-mode="lr-tb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0.75cm" fo:min-width="6.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2.35cm"/>
      <style:paragraph-properties style:writing-mode="lr-tb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3.75cm" fo:min-width="1.5cm"/>
      <style:paragraph-properties style:writing-mode="lr-tb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3.75cm" fo:min-width="13.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25" style:family="graphic" style:parent-style-name="standard">
      <style:graphic-properties draw:fill-color="#000000" draw:textarea-horizontal-align="justify" draw:textarea-vertical-align="middle" draw:auto-grow-height="false" fo:min-height="1.35cm" fo:min-width="35.5cm"/>
      <style:paragraph-properties style:writing-mode="lr-tb"/>
    </style:style>
    <style:style style:name="gr2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7" style:family="graphic" style:parent-style-name="standard">
      <style:graphic-properties draw:fill-color="#ffde59" draw:textarea-horizontal-align="justify" draw:textarea-vertical-align="middle" draw:auto-grow-height="false" fo:min-height="5.749cm" fo:min-width="3.5cm"/>
      <style:paragraph-properties style:writing-mode="lr-tb"/>
    </style:style>
    <style:style style:name="gr28" style:family="graphic" style:parent-style-name="standard">
      <style:graphic-properties draw:fill-color="#ff6d6d" draw:textarea-horizontal-align="justify" draw:textarea-vertical-align="middle" draw:auto-grow-height="false" fo:min-height="3.75cm" fo:min-width="3.5cm"/>
      <style:paragraph-properties style:writing-mode="lr-tb"/>
    </style:style>
    <style:style style:name="gr29" style:family="graphic" style:parent-style-name="standard">
      <style:graphic-properties draw:fill="solid" draw:fill-color="#dddddd" draw:textarea-horizontal-align="justify" draw:textarea-vertical-align="middle" draw:auto-grow-height="false" fo:min-height="0.733cm" fo:min-width="3.5cm"/>
      <style:paragraph-properties style:writing-mode="lr-tb"/>
    </style:style>
    <style:style style:name="gr30" style:family="graphic" style:parent-style-name="standard">
      <style:graphic-properties draw:fill="solid" draw:fill-color="#b3cac7" draw:textarea-horizontal-align="justify" draw:textarea-vertical-align="middle" draw:auto-grow-height="false" fo:min-height="1.75cm" fo:min-width="1.5cm"/>
      <style:paragraph-properties style:writing-mode="lr-tb"/>
    </style:style>
    <style:style style:name="gr31" style:family="graphic" style:parent-style-name="standard">
      <style:graphic-properties draw:fill="solid" draw:fill-color="#b3cac7" draw:textarea-horizontal-align="justify" draw:textarea-vertical-align="middle" draw:auto-grow-height="false" fo:min-height="1.75cm" fo:min-width="13.5cm"/>
      <style:paragraph-properties style:writing-mode="lr-tb"/>
    </style:style>
    <style:style style:name="gr32" style:family="graphic" style:parent-style-name="standard">
      <style:graphic-properties draw:fill="solid" draw:fill-color="#e8f2a1" draw:textarea-horizontal-align="justify" draw:textarea-vertical-align="middle" draw:auto-grow-height="false" fo:min-height="1.75cm" fo:min-width="1.5cm"/>
      <style:paragraph-properties style:writing-mode="lr-tb"/>
    </style:style>
    <style:style style:name="gr33" style:family="graphic" style:parent-style-name="standard">
      <style:graphic-properties draw:fill="solid" draw:fill-color="#e8f2a1" draw:textarea-horizontal-align="justify" draw:textarea-vertical-align="middle" draw:auto-grow-height="false" fo:min-height="1.75cm" fo:min-width="13.5cm"/>
      <style:paragraph-properties style:writing-mode="lr-tb"/>
    </style:style>
    <style:style style:name="gr34" style:family="graphic" style:parent-style-name="standard" style:list-style-name="L1">
      <style:graphic-properties draw:fill="solid" draw:fill-color="#e8f2a1" draw:textarea-horizontal-align="justify" draw:textarea-vertical-align="middle" draw:auto-grow-height="false" fo:min-height="1.75cm" fo:min-width="13.5cm"/>
      <style:paragraph-properties style:writing-mode="lr-tb"/>
    </style:style>
    <style:style style:name="gr35" style:family="graphic" style:parent-style-name="standard">
      <style:graphic-properties draw:fill-color="#808080" draw:textarea-horizontal-align="justify" draw:textarea-vertical-align="middle" draw:auto-grow-height="false" fo:min-height="1.75cm" fo:min-width="21.5cm"/>
      <style:paragraph-properties style:writing-mode="lr-tb"/>
    </style:style>
    <style:style style:name="gr36" style:family="graphic" style:parent-style-name="objectwithoutfill">
      <style:graphic-properties draw:stroke="dash" draw:stroke-dash="Long_20_Dot" svg:stroke-color="#000000" draw:marker-end="" draw:marker-end-width="0.3cm" draw:fill="solid" draw:fill-color="#729fcf" draw:textarea-vertical-align="middle"/>
      <style:paragraph-properties style:writing-mode="lr-tb"/>
    </style:style>
    <style:style style:name="gr37" style:family="graphic" style:parent-style-name="standard">
      <style:graphic-properties draw:fill-color="#808080" draw:textarea-horizontal-align="justify" draw:textarea-vertical-align="middle" draw:auto-grow-height="false" fo:min-height="1.75cm" fo:min-width="9.5cm"/>
      <style:paragraph-properties style:writing-mode="lr-tb"/>
    </style:style>
    <style:style style:name="gr38" style:family="graphic" style:parent-style-name="objectwithoutfill">
      <style:graphic-properties svg:stroke-color="#000000" draw:marker-end="Arrow" draw:marker-end-width="0.3cm" draw:fill="solid" draw:fill-color="#729fcf" draw:textarea-vertical-align="middl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5.4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P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000000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fff38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e8a202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8e86ae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loext:graphic-properties draw:fill-color="#81d41a"/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4" style:family="paragraph">
      <loext:graphic-properties draw:fill-color="#ff0000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font-size="10pt"/>
    </style:style>
    <style:style style:name="P21" style:family="paragraph">
      <loext:graphic-properties draw:fill-color="#000000"/>
      <style:paragraph-properties fo:text-align="center"/>
      <style:text-properties fo:font-size="10pt"/>
    </style:style>
    <style:style style:name="P22" style:family="paragraph">
      <style:paragraph-properties fo:text-align="start"/>
      <style:text-properties fo:font-size="10pt" style:font-size-asian="10pt" style:font-size-complex="10pt"/>
    </style:style>
    <style:style style:name="P23" style:family="paragraph">
      <loext:graphic-properties draw:fill-color="#ffde59"/>
      <style:paragraph-properties fo:text-align="start"/>
      <style:text-properties fo:font-size="10pt" style:font-size-asian="10pt" style:font-size-complex="10pt"/>
    </style:style>
    <style:style style:name="P24" style:family="paragraph">
      <style:paragraph-properties fo:text-align="start"/>
    </style:style>
    <style:style style:name="P25" style:family="paragraph">
      <loext:graphic-properties draw:fill-color="#ff6d6d"/>
      <style:paragraph-properties fo:text-align="start"/>
      <style:text-properties fo:font-size="10pt" style:font-size-asian="10pt" style:font-size-complex="10pt"/>
    </style:style>
    <style:style style:name="P26" style:family="paragraph">
      <loext:graphic-properties draw:fill="solid" draw:fill-color="#dddddd"/>
      <style:paragraph-properties fo:text-align="center"/>
      <style:text-properties fo:font-size="10pt"/>
    </style:style>
    <style:style style:name="P27" style:family="paragraph">
      <loext:graphic-properties draw:fill="solid" draw:fill-color="#b3cac7"/>
      <style:paragraph-properties fo:text-align="center"/>
    </style:style>
    <style:style style:name="P28" style:family="paragraph">
      <loext:graphic-properties draw:fill="solid" draw:fill-color="#b3cac7"/>
      <style:paragraph-properties fo:text-align="center"/>
      <style:text-properties fo:font-size="10pt" style:font-size-asian="10pt" style:font-size-complex="10pt"/>
    </style:style>
    <style:style style:name="P29" style:family="paragraph">
      <loext:graphic-properties draw:fill="solid" draw:fill-color="#e8f2a1"/>
      <style:paragraph-properties fo:text-align="center"/>
    </style:style>
    <style:style style:name="P30" style:family="paragraph">
      <loext:graphic-properties draw:fill="solid" draw:fill-color="#e8f2a1"/>
      <style:paragraph-properties fo:text-align="center"/>
      <style:text-properties fo:font-size="10pt" style:font-size-asian="10pt" style:font-size-complex="10pt"/>
    </style:style>
    <style:style style:name="P31" style:family="paragraph">
      <loext:graphic-properties draw:fill="solid" draw:fill-color="#e8f2a1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32" style:family="paragraph">
      <style:paragraph-properties fo:text-align="center"/>
      <style:text-properties fo:color="#ffffff" fo:font-size="10pt"/>
    </style:style>
    <style:style style:name="P33" style:family="paragraph">
      <loext:graphic-properties draw:fill-color="#808080"/>
      <style:paragraph-properties fo:text-align="center"/>
      <style:text-properties fo:color="#ffffff" fo:font-size="10pt"/>
    </style:style>
    <style:style style:name="P34" style:family="paragraph">
      <loext:graphic-properties draw:fill="solid" draw:fill-color="#729fcf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40pt" style:font-size-complex="40pt"/>
    </style:style>
    <style:style style:name="T6" style:family="text">
      <style:text-properties fo:font-size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ffff" fo:font-size="15pt" style:font-size-asian="32pt" style:font-size-complex="32pt"/>
    </style:style>
    <style:style style:name="T9" style:family="text">
      <style:text-properties fo:color="#ffffff" fo:font-size="14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36cm" svg:height="43cm" svg:x="2cm" svg:y="11cm">
          <text:p text:style-name="P13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cm" svg:height="12cm" svg:x="13cm" svg:y="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cm" svg:height="12.1cm" svg:x="2cm" svg:y="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9.3cm" svg:height="1.6cm" svg:x="0cm" svg:y="0cm">
          <text:p text:style-name="P3"><text:span text:style-name="T1">Ansible boilerplate – Mateusz Stomski 10.04.2020 – ver. 1.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cm" svg:height="11.1cm" svg:x="2cm" svg:y="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1cm" svg:x="3cm" svg:y="59.1cm">
          <text:p text:style-name="P6"><text:span text:style-name="T2">anc0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1cm" svg:x="3cm" svg:y="61cm">
          <text:p text:style-name="P6"><text:span text:style-name="T2">group_var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1cm" svg:x="3cm" svg:y="65cm">
          <text:p text:style-name="P6"><text:span text:style-name="T2">host_var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cm" svg:height="1cm" svg:x="3cm" svg:y="67cm">
          <text:p text:style-name="P10"><text:span text:style-name="T2">fact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cm" svg:height="11.1cm" svg:x="7cm" svg:y="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1cm" svg:x="8cm" svg:y="59cm">
          <text:p text:style-name="P6"><text:span text:style-name="T2">anc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1cm" svg:x="9cm" svg:y="61cm">
          <text:p text:style-name="P6"><text:span text:style-name="T2">group_var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1cm" svg:x="8cm" svg:y="64.9cm">
          <text:p text:style-name="P6"><text:span text:style-name="T2">host_var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cm" svg:height="1cm" svg:x="8cm" svg:y="66.9cm">
          <text:p text:style-name="P10"><text:span text:style-name="T2">facts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cm" svg:height="11cm" svg:x="13cm" svg:y="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cm" svg:height="1cm" svg:x="14cm" svg:y="59cm">
          <text:p text:style-name="P6"><text:span text:style-name="T2">anc0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1cm" svg:x="14cm" svg:y="65cm">
          <text:p text:style-name="P6"><text:span text:style-name="T2">host_var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cm" svg:height="1cm" svg:x="14cm" svg:y="67cm">
          <text:p text:style-name="P10"><text:span text:style-name="T2">facts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cm" svg:height="11cm" svg:x="18cm" svg:y="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7cm" svg:height="1cm" svg:x="14cm" svg:y="61cm">
          <text:p text:style-name="P6"><text:span text:style-name="T2">group_vars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cm" svg:height="1cm" svg:x="19cm" svg:y="59cm">
          <text:p text:style-name="P6"><text:span text:style-name="T2">anc1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1cm" svg:x="19cm" svg:y="65cm">
          <text:p text:style-name="P6"><text:span text:style-name="T2">host_var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cm" svg:height="1cm" svg:x="19cm" svg:y="67cm">
          <text:p text:style-name="P10"><text:span text:style-name="T2">facts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cm" svg:height="11cm" svg:x="23cm" svg:y="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cm" svg:height="1cm" svg:x="24cm" svg:y="59cm">
          <text:p text:style-name="P6"><text:span text:style-name="T2">anc2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1cm" svg:x="24cm" svg:y="65cm">
          <text:p text:style-name="P6"><text:span text:style-name="T2">host_var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cm" svg:height="1cm" svg:x="24cm" svg:y="67cm">
          <text:p text:style-name="P10"><text:span text:style-name="T2">facts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cm" svg:height="11cm" svg:x="28cm" svg:y="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7cm" svg:height="1cm" svg:x="24cm" svg:y="61cm">
          <text:p text:style-name="P6"><text:span text:style-name="T2">group_vars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cm" svg:height="1cm" svg:x="29cm" svg:y="59cm">
          <text:p text:style-name="P6"><text:span text:style-name="T2">anc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1cm" svg:x="29cm" svg:y="65cm">
          <text:p text:style-name="P6"><text:span text:style-name="T2">host_var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cm" svg:height="1cm" svg:x="29cm" svg:y="67cm">
          <text:p text:style-name="P10"><text:span text:style-name="T2">facts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cm" svg:height="11cm" svg:x="33cm" svg:y="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cm" svg:height="1cm" svg:x="34cm" svg:y="59cm">
          <text:p text:style-name="P6"><text:span text:style-name="T2">anc4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cm" svg:height="1cm" svg:x="34cm" svg:y="61cm">
          <text:p text:style-name="P6"><text:span text:style-name="T2">group_var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cm" svg:height="1cm" svg:x="34cm" svg:y="65cm">
          <text:p text:style-name="P6"><text:span text:style-name="T2">host_var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cm" svg:height="1cm" svg:x="34cm" svg:y="67cm">
          <text:p text:style-name="P10"><text:span text:style-name="T2">fact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cm" svg:height="2cm" svg:x="3cm" svg:y="51cm">
          <text:p text:style-name="P10"><text:span text:style-name="T2">facts</text:span></text:p>
          <text:p text:style-name="P10"><text:span text:style-name="T2">[not </text:span><text:span text:style-name="T2">stored]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cm" svg:height="2.601cm" svg:x="3cm" svg:y="46.999cm">
          <text:p text:style-name="P6"><text:span text:style-name="T2">host_vars</text:span></text:p>
          <text:p text:style-name="P6"><text:span text:style-name="T2">[catalog]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cm" svg:height="6cm" svg:x="3cm" svg:y="40cm">
          <text:p text:style-name="P6"><text:span text:style-name="T2">group_va</text:span><text:span text:style-name="T2">rs</text:span></text:p>
          <text:p text:style-name="P6"><text:span text:style-name="T2">[catalog]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4cm" svg:height="2.601cm" svg:x="6cm" svg:y="46.999cm">
          <text:p text:style-name="P6"><text:span text:style-name="T2">Variables specific only to the given host</text:span></text:p>
          <text:p text:style-name="P6"><text:span text:style-name="T2">For example:</text:span></text:p>
          <text:list text:style-name="L1">
            <text:list-item>
              <text:p text:style-name="P13"><text:span text:style-name="T3">host_stage – current stage of deployment</text:span></text:p>
            </text:list-item>
            <text:list-item>
              <text:p text:style-name="P6"><text:span text:style-name="T2">host_patching_step – status of a patching process</text:span></text:p>
            </text:list-item>
            <text:list-item>
              <text:p text:style-name="P6"><text:span text:style-name="T2">host_groups – list of host’s group</text:span></text:p>
              <text:p text:style-name="P6"><text:span text:style-name="T2">host_roles – list of host’s rol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4cm" svg:height="6cm" svg:x="6cm" svg:y="40cm">
          <text:p text:style-name="P13"><text:span text:style-name="T2">Variables specific only to the given group.</text:span></text:p>
          <text:p text:style-name="P13"><text:span text:style-name="T2">One host can be signed with many groups.</text:span></text:p>
          <text:p text:style-name="P13"><text:span text:style-name="T2">For example:</text:span></text:p>
          <text:list text:style-name="L1">
            <text:list-item>
              <text:p text:style-name="P6"><text:span text:style-name="T2">group_name –group name</text:span></text:p>
            </text:list-item>
            <text:list-item>
              <text:p text:style-name="P6"><text:span text:style-name="T2">group_stage - <text:s/>current stage of deploy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4cm" svg:height="2cm" svg:x="6cm" svg:y="51cm">
          <text:p text:style-name="P10"><text:span text:style-name="T2">Variables </text:span><text:span text:style-name="T2">specific </text:span><text:span text:style-name="T2">only to </text:span><text:span text:style-name="T2">the given </text:span><text:span text:style-name="T2">host.</text:span></text:p>
          <text:p text:style-name="P10"><text:span text:style-name="T2">All facts </text:span><text:span text:style-name="T2">is </text:span><text:span text:style-name="T2">gathering </text:span><text:span text:style-name="T2">on start </text:span><text:span text:style-name="T2">of during </text:span><text:span text:style-name="T2">playbook</text:span><text:span text:style-name="T2">s.</text:span></text:p>
          <text:p text:style-name="P10"><text:span text:style-name="T2">You can </text:span><text:span text:style-name="T2">change </text:span><text:span text:style-name="T2">configura</text:span><text:span text:style-name="T2">tion of </text:span><text:span text:style-name="T2">gathering </text:span><text:span text:style-name="T2">in </text:span><text:span text:style-name="T2">ansible.cf</text:span><text:span text:style-name="T2">g file and </text:span><text:span text:style-name="T2">*.fact </text:span><text:span text:style-name="T2">files.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cm" svg:height="1cm" svg:x="13cm" svg:y="62.9cm">
          <text:p text:style-name="P6"><text:span text:style-name="T2">rol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cm" svg:height="1cm" svg:x="19.1cm" svg:y="62.9cm">
          <text:p text:style-name="P6"><text:span text:style-name="T2">rol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.9cm" svg:height="1cm" svg:x="24.1cm" svg:y="62.9cm">
          <text:p text:style-name="P6"><text:span text:style-name="T2">rol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cm" svg:height="1cm" svg:x="34.028cm" svg:y="62.9cm">
          <text:p text:style-name="P6"><text:span text:style-name="T2">rol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cm" svg:height="1cm" svg:x="3cm" svg:y="63cm">
          <text:p text:style-name="P6"><text:span text:style-name="T2">rol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cm" svg:height="1cm" svg:x="8cm" svg:y="63cm">
          <text:p text:style-name="P6"><text:span text:style-name="T2">rol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2cm" svg:height="1cm" svg:x="15cm" svg:y="62.9cm">
          <text:p text:style-name="P6"><text:span text:style-name="T2">roles</text:span></text:p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5.5cm" svg:height="2.6cm" svg:x="1.9cm" svg:y="57cm">
          <draw:text-box>
            <text:p>Controllers</text:p>
          </draw:text-box>
        </draw:frame>
        <draw:frame draw:style-name="gr21" draw:text-style-name="P15" draw:layer="layout" svg:width="5.5cm" svg:height="2.6cm" svg:x="13cm" svg:y="57.1cm">
          <draw:text-box>
            <text:p>Nodes</text:p>
          </draw:text-box>
        </draw:frame>
        <draw:custom-shape draw:style-name="gr22" draw:text-style-name="P16" draw:layer="layout" svg:width="2cm" svg:height="4cm" svg:x="3cm" svg:y="35cm">
          <text:p text:style-name="P10"><text:span text:style-name="T2">roles</text:span></text:p>
          <text:p text:style-name="P10"><text:span text:style-name="T2">[catalog]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4cm" svg:height="4cm" svg:x="6cm" svg:y="35cm">
          <text:p text:style-name="P17"><text:span text:style-name="T2">Its a specific feature only to the given hosts.</text:span></text:p>
          <text:p text:style-name="P10"><text:span text:style-name="T2">One host can be signed with many roles.</text:span></text:p>
          <text:list text:style-name="L1">
            <text:list-item>
              <text:p text:style-name="P17"><text:span text:style-name="T3">Files – files</text:span><text:span text:style-name="T2"> specific only to the given host.</text:span></text:p>
            </text:list-item>
            <text:list-item>
              <text:p text:style-name="P17"><text:span text:style-name="T3">Handlers – </text:span><text:span text:style-name="T2">playbooks for frequent and recurring tasks, specific only to the given role.</text:span></text:p>
            </text:list-item>
            <text:list-item>
              <text:p text:style-name="P17"><text:span text:style-name="T3">Tasks – Simple elements of plabooks, </text:span><text:span text:style-name="T2">specific only to the given role.</text:span></text:p>
            </text:list-item>
            <text:list-item>
              <text:p text:style-name="P10"><text:span text:style-name="T2">Templates</text:span></text:p>
            </text:list-item>
            <text:list-item>
              <text:p text:style-name="P17"><text:span text:style-name="T3">Vars – v</text:span><text:span text:style-name="T2">ariables specific only to the given roles.</text:span></text:p>
              <text:p text:style-name="P10"><text:span text:style-name="T2"/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7cm" svg:height="2.1cm" svg:x="28.7cm" svg:y="24.7cm">
          <draw:text-box>
            <text:p text:style-name="P18"><text:span text:style-name="T4">The same scheme for every </text:span><text:span text:style-name="T4">stage of provisioning...</text:span></text:p>
          </draw:text-box>
        </draw:frame>
        <draw:custom-shape draw:style-name="gr25" draw:text-style-name="P21" draw:layer="layout" svg:width="36cm" svg:height="1.6cm" svg:x="2cm" svg:y="11cm">
          <text:p text:style-name="P20"><text:span text:style-name="T5">Proje</text:span><text:span text:style-name="T5">ct – </text:span><text:span text:style-name="T5">Ansibl</text:span><text:span text:style-name="T5">e </text:span><text:span text:style-name="T5">Catal</text:span><text:span text:style-name="T5">og</text:span></text:p>
          <draw:enhanced-geometry svg:viewBox="0 0 21600 21600" draw:type="rectangle" draw:enhanced-path="M 0 0 L 21600 0 21600 21600 0 21600 0 0 Z N"/>
        </draw:custom-shape>
        <draw:line draw:style-name="gr26" draw:text-style-name="P10" draw:layer="layout" svg:x1="11.4cm" svg:y1="57.7cm" svg:x2="12.5cm" svg:y2="57.7cm">
          <text:p/>
        </draw:line>
        <draw:line draw:style-name="gr26" draw:text-style-name="P10" draw:layer="layout" svg:x1="11.4cm" svg:y1="62.4cm" svg:x2="12.5cm" svg:y2="62.4cm">
          <text:p/>
        </draw:line>
        <draw:line draw:style-name="gr26" draw:text-style-name="P10" draw:layer="layout" svg:x1="11.5cm" svg:y1="66.6cm" svg:x2="12.6cm" svg:y2="66.6cm">
          <text:p/>
        </draw:line>
        <draw:custom-shape draw:style-name="gr27" draw:text-style-name="P23" draw:layer="layout" svg:width="4cm" svg:height="5.999cm" svg:x="20cm" svg:y="40.001cm">
          <text:p text:style-name="P22"><text:span text:style-name="T2">Groups:</text:span></text:p>
          <text:list text:style-name="L1">
            <text:list-item>
              <text:p text:style-name="P22"><text:span text:style-name="T2">North</text:span></text:p>
              <text:list>
                <text:list-item>
                  <text:p text:style-name="P22"><text:span text:style-name="T2">O</text:span><text:span text:style-name="T2">sl</text:span><text:span text:style-name="T2">o</text:span></text:p>
                </text:list-item>
                <text:list-item>
                  <text:p text:style-name="P22"><text:span text:style-name="T2">K</text:span><text:span text:style-name="T2">at</text:span><text:span text:style-name="T2">o</text:span><text:span text:style-name="T2">w</text:span><text:span text:style-name="T2">ic</text:span><text:span text:style-name="T2">e</text:span></text:p>
                </text:list-item>
              </text:list>
            </text:list-item>
            <text:list-item>
              <text:p text:style-name="P22"><text:span text:style-name="T2">West</text:span></text:p>
              <text:list>
                <text:list-item>
                  <text:p text:style-name="P22"><text:span text:style-name="T2">S</text:span><text:span text:style-name="T2">a</text:span><text:span text:style-name="T2">n </text:span><text:span text:style-name="T2">J</text:span><text:span text:style-name="T2">o</text:span><text:span text:style-name="T2">s</text:span><text:span text:style-name="T2">e</text:span></text:p>
                </text:list-item>
                <text:list-item>
                  <text:p text:style-name="P22"><text:span text:style-name="T2">N</text:span><text:span text:style-name="T2">e</text:span><text:span text:style-name="T2">w </text:span><text:span text:style-name="T2">J</text:span><text:span text:style-name="T2">or</text:span><text:span text:style-name="T2">k</text:span></text:p>
                </text:list-item>
              </text:list>
            </text:list-item>
            <text:list-item>
              <text:p text:style-name="P22"><text:span text:style-name="T2">East</text:span></text:p>
              <text:list>
                <text:list-item>
                  <text:p text:style-name="P22"><text:span text:style-name="T2">T</text:span><text:span text:style-name="T2">o</text:span><text:span text:style-name="T2">ki</text:span><text:span text:style-name="T2">o</text:span></text:p>
                </text:list-item>
                <text:list-item>
                  <text:p text:style-name="P22"><text:span text:style-name="T2">B</text:span><text:span text:style-name="T2">ei</text:span><text:span text:style-name="T2">ji</text:span><text:span text:style-name="T2">n</text:span><text:span text:style-name="T2">g</text:span></text:p>
                </text:list-item>
              </text:list>
            </text:list-item>
            <text:list-item>
              <text:p text:style-name="P22"><text:span text:style-name="T2">South</text:span></text:p>
              <text:list>
                <text:list-item>
                  <text:p text:style-name="P22"><text:span text:style-name="T2">A</text:span><text:span text:style-name="T2">n</text:span><text:span text:style-name="T2">k</text:span><text:span text:style-name="T2">ar</text:span><text:span text:style-name="T2">a</text:span></text:p>
                </text:list-item>
                <text:list-item>
                  <text:p text:style-name="P22"><text:span text:style-name="T2">P</text:span><text:span text:style-name="T2">re</text:span><text:span text:style-name="T2">to</text:span><text:span text:style-name="T2">ri</text:span><text:span text:style-name="T2">a</text:span></text:p>
                </text:list-item>
              </text:list>
              <text:p text:style-name="P22"><text:span text:style-name="T2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4cm" svg:height="4cm" svg:x="20cm" svg:y="35cm">
          <text:p text:style-name="P24"><text:span text:style-name="T2">Roles:</text:span></text:p>
          <text:list text:style-name="L1">
            <text:list-item>
              <text:p text:style-name="P24"><text:span text:style-name="T2">Physi</text:span><text:span text:style-name="T2">cal</text:span></text:p>
            </text:list-item>
            <text:list-item>
              <text:p text:style-name="P24"><text:span text:style-name="T2">Virtua</text:span><text:span text:style-name="T2">l</text:span></text:p>
            </text:list-item>
            <text:list-item>
              <text:p text:style-name="P24"><text:span text:style-name="T2">Com</text:span><text:span text:style-name="T2">mon</text:span></text:p>
            </text:list-item>
            <text:list-item>
              <text:p text:style-name="P24"><text:span text:style-name="T2">Linux</text:span></text:p>
            </text:list-item>
            <text:list-item>
              <text:p text:style-name="P24"><text:span text:style-name="T2">Wind</text:span><text:span text:style-name="T2">ows</text:span></text:p>
            </text:list-item>
            <text:list-item>
              <text:p text:style-name="P24"><text:span text:style-name="T2">Datab</text:span><text:span text:style-name="T2">ase</text:span></text:p>
            </text:list-item>
            <text:list-item>
              <text:p text:style-name="P24"><text:span text:style-name="T2">Middl</text:span><text:span text:style-name="T2">eware</text:span></text:p>
            </text:list-item>
            <text:list-item>
              <text:p text:style-name="P24"><text:span text:style-name="T2">Apac</text:span><text:span text:style-name="T2">h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4cm" svg:height="0.983cm" svg:x="11.5cm" svg:y="20.6cm">
          <text:p text:style-name="P20"><text:span text:style-name="T6">1.Develo</text:span><text:span text:style-name="T6">pment</text:span></text:p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2cm" svg:height="2cm" svg:x="3cm" svg:y="32cm">
          <text:p text:style-name="P10"><text:span text:style-name="T2">plabooks</text:span></text:p>
          <text:p text:style-name="P17"><text:span text:style-name="T2">[catalog]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14cm" svg:height="2cm" svg:x="6cm" svg:y="32cm">
          <text:p text:style-name="P10"><text:span text:style-name="T2">Catalog for playbooks.</text:span></text:p>
          <text:p text:style-name="P10"><text:span text:style-name="T2">All playbooks should be based on roles tasks.</text:span></text:p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2cm" svg:height="2cm" svg:x="3cm" svg:y="29cm">
          <text:p text:style-name="P10"><text:span text:style-name="T2">filter_plug</text:span><text:span text:style-name="T2">ins</text:span></text:p>
          <text:p text:style-name="P17"><text:span text:style-name="T2">[catalog]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14cm" svg:height="2cm" svg:x="6cm" svg:y="29cm">
          <text:p text:style-name="P6">Catalog for filter plugins.</text:p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2cm" svg:height="2cm" svg:x="3cm" svg:y="26cm">
          <text:p text:style-name="P10"><text:span text:style-name="T2">module_u</text:span><text:span text:style-name="T2">tils</text:span></text:p>
          <text:p text:style-name="P17"><text:span text:style-name="T2">[catalog]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14cm" svg:height="2cm" svg:x="6cm" svg:y="26cm">
          <text:p text:style-name="P6">Catalog for modules dependencies.</text:p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2cm" svg:height="2cm" svg:x="3cm" svg:y="23cm">
          <text:p text:style-name="P10"><text:span text:style-name="T2">library</text:span></text:p>
          <text:p text:style-name="P10"><text:span text:style-name="T2">[catalog]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14cm" svg:height="2cm" svg:x="6cm" svg:y="23cm">
          <text:p text:style-name="P6">Catalog for custom modules.</text:p>
          <draw:enhanced-geometry svg:viewBox="0 0 21600 21600" draw:type="rectangle" draw:enhanced-path="M 0 0 L 21600 0 21600 21600 0 21600 0 0 Z N"/>
        </draw:custom-shape>
        <draw:custom-shape draw:style-name="gr32" draw:text-style-name="P29" draw:layer="layout" svg:width="2cm" svg:height="2cm" svg:x="3cm" svg:y="20cm">
          <text:p text:style-name="P10"><text:span text:style-name="T2">ansible.cfg</text:span></text:p>
          <text:p text:style-name="P10"><text:span text:style-name="T2">[file]</text:span></text:p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14cm" svg:height="2cm" svg:x="6cm" svg:y="20cm">
          <text:p text:style-name="P6">Configuration file<text:span text:style-name="T7"> </text:span><text:span text:style-name="T7">for </text:span><text:span text:style-name="T7">ansible.</text:span></text:p>
          <draw:enhanced-geometry svg:viewBox="0 0 21600 21600" draw:type="rectangle" draw:enhanced-path="M 0 0 L 21600 0 21600 21600 0 21600 0 0 Z N"/>
        </draw:custom-shape>
        <draw:custom-shape draw:style-name="gr32" draw:text-style-name="P29" draw:layer="layout" svg:width="2cm" svg:height="2cm" svg:x="3cm" svg:y="17cm">
          <text:p text:style-name="P10"><text:span text:style-name="T2">Hosts</text:span></text:p>
          <text:p text:style-name="P10"><text:span text:style-name="T2">[file]</text:span></text:p>
          <draw:enhanced-geometry svg:viewBox="0 0 21600 21600" draw:type="rectangle" draw:enhanced-path="M 0 0 L 21600 0 21600 21600 0 21600 0 0 Z N"/>
        </draw:custom-shape>
        <draw:custom-shape draw:style-name="gr34" draw:text-style-name="P31" draw:layer="layout" svg:width="14cm" svg:height="2cm" svg:x="6cm" svg:y="17cm">
          <text:p text:style-name="P13"><text:span text:style-name="T3">Inventory file for your groups and hosts.</text:span></text:p>
          <draw:enhanced-geometry svg:viewBox="0 0 21600 21600" draw:type="rectangle" draw:enhanced-path="M 0 0 L 21600 0 21600 21600 0 21600 0 0 Z N"/>
        </draw:custom-shape>
        <draw:custom-shape draw:style-name="gr35" draw:text-style-name="P33" draw:layer="layout" svg:width="22cm" svg:height="2cm" svg:x="3cm" svg:y="14cm">
          <text:p text:style-name="P32"><text:span text:style-name="T8">Stage 1 - Development</text:span></text:p>
          <draw:enhanced-geometry svg:viewBox="0 0 21600 21600" draw:type="rectangle" draw:enhanced-path="M 0 0 L 21600 0 21600 21600 0 21600 0 0 Z N"/>
        </draw:custom-shape>
        <draw:line draw:style-name="gr36" draw:text-style-name="P34" draw:layer="layout" svg:x1="25.6cm" svg:y1="15.5cm" svg:x2="25.292cm" svg:y2="52.8cm">
          <text:p text:style-name="P10"/>
        </draw:line>
        <draw:custom-shape draw:style-name="gr37" draw:text-style-name="P33" draw:layer="layout" svg:width="10cm" svg:height="2cm" svg:x="27cm" svg:y="13.9cm">
          <text:p text:style-name="P32"><text:span text:style-name="T9">Stage 2 - Integration</text:span></text:p>
          <draw:enhanced-geometry svg:viewBox="0 0 21600 21600" draw:type="rectangle" draw:enhanced-path="M 0 0 L 21600 0 21600 21600 0 21600 0 0 Z N"/>
        </draw:custom-shape>
        <draw:line draw:style-name="gr38" draw:text-style-name="P34" draw:layer="layout" svg:x1="3cm" svg:y1="13.2cm" svg:x2="37.2cm" svg:y2="13.3cm">
          <text:p text:style-name="P10">Deployment process</text:p>
        </draw:line>
        <draw:frame draw:style-name="gr39" draw:text-style-name="P15" draw:layer="layout" svg:width="10.3cm" svg:height="1.2cm" svg:x="9.6cm" svg:y="49.7cm">
          <draw:text-box>
            <text:p>Not stored in files:</text:p>
          </draw:text-box>
        </draw:frame>
        <draw:frame draw:style-name="gr40" draw:text-style-name="P15" draw:layer="layout" svg:width="22cm" svg:height="5.7cm" svg:x="1.8cm" svg:y="2.3cm">
          <draw:text-box>
            <text:p><text:span text:style-name="T1">Deployment process stages</text:span></text:p>
            <text:p>1.Development – Enviroment for development new features.</text:p>
            <text:p>2.Integration – Enviroment for merging all changes and integrating them. </text:p>
            <text:p>3.Testing – Enviroment for testing merged changes.</text:p>
            <text:p>4.Staging – Mirror of production enviroment for testing changes.</text:p>
            <text:p>5.Production – Enviroment for end-users (customers).</text:p>
          </draw:text-box>
        </draw:frame>
        <draw:frame draw:style-name="gr41" draw:text-style-name="P15" draw:layer="layout" svg:width="10.9cm" svg:height="1.8cm" svg:x="2cm" svg:y="9.6cm">
          <draw:text-box>
            <text:p><text:span text:style-name="T1">Stag</text:span><text:span text:style-name="T1">e </text:span><text:span text:style-name="T1">cata</text:span><text:span text:style-name="T1">log </text:span><text:span text:style-name="T1">stru</text:span><text:span text:style-name="T1">ctur</text:span><text:span text:style-name="T1">e</text:span></text:p>
          </draw:text-box>
        </draw:frame>
        <draw:frame draw:style-name="gr42" draw:text-style-name="P15" draw:layer="layout" svg:width="22cm" svg:height="1.4cm" svg:x="1.8cm" svg:y="55.5cm">
          <draw:text-box>
            <text:p><text:span text:style-name="T1">Elements </text:span><text:span text:style-name="T1">between </text:span><text:span text:style-name="T1">controllers and </text:span><text:span text:style-name="T1">nodes</text:span></text:p>
          </draw:text-box>
        </draw:frame>
        <draw:custom-shape draw:style-name="gr7" draw:text-style-name="P8" draw:layer="layout" svg:width="2cm" svg:height="1cm" svg:x="7cm" svg:y="61cm">
          <text:p text:style-name="P6"><text:span text:style-name="T2">group_var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0T16:27:02.164395178</meta:creation-date>
    <dc:date>2020-04-10T19:31:36.726692941</dc:date>
    <meta:editing-duration>PT46M3S</meta:editing-duration>
    <meta:editing-cycles>17</meta:editing-cycles>
    <meta:generator>LibreOffice/6.4.2.2$Linux_X86_64 LibreOffice_project/40$Build-2</meta:generator>
    <meta:document-statistic meta:object-count="83"/>
  </office:meta>
</office:document-meta>
</file>